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7:43:24.577140865</dc:date>
    <meta:editing-cycles>28</meta:editing-cycles>
    <meta:editing-duration>PT1H23M3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5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log_e z(4.6) </text:p>
              </table:table-cell>
              <table:table-cell office:value-type="float" office:value="-11.3097335529232">
                <text:p>-11.309733552923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log_e z(0) 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log_e z(1) </text:p>
              </table:table-cell>
              <table:table-cell office:value-type="float" office:value="0">
                <text:p>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log_e z(2) </text:p>
              </table:table-cell>
              <table:table-cell office:value-type="float" office:value="-3.14159265358979">
                <text:p>-3.14159265358979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log_e z(3) </text:p>
              </table:table-cell>
              <table:table-cell office:value-type="float" office:value="-6.28318530717958">
                <text:p>-6.2831853071795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log_e z(4) </text:p>
              </table:table-cell>
              <table:table-cell office:value-type="float" office:value="-9.42477796076937">
                <text:p>-9.42477796076937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